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3F000063A200003F4DA9EAF341.svm" manifest:media-type=""/>
  <manifest:file-entry manifest:full-path="Pictures/2000001E000063A20000356128A726E3.svm" manifest:media-type=""/>
  <manifest:file-entry manifest:full-path="Pictures/2000001E000063A2000035616861C6C0.svm" manifest:media-type=""/>
  <manifest:file-entry manifest:full-path="Pictures/2000009B00004FCC00002D1C74ABE6DF.svm" manifest:media-type=""/>
  <manifest:file-entry manifest:full-path="Pictures/20000021000063A200000F58BBD511C2.svm" manifest:media-type=""/>
  <manifest:file-entry manifest:full-path="Pictures/20000071000063A200000F643515407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rona SSK Questionnaire</text:span> (BIGGER)</text:p>
      <text:p text:style-name="P1"><draw:frame draw:style-name="fr1" draw:name="graphics7" text:anchor-type="as-char" svg:width="10.0417in" svg:height="6.4953in" draw:z-index="0"><draw:image xlink:href="Pictures/2000003F000063A200003F4DA9EAF341.svm" xlink:type="simple" xlink:show="embed" xlink:actuate="onLoad"/></draw:frame></text:p>
      <text:p text:style-name="P1"><draw:frame draw:style-name="fr1" draw:name="graphics8" text:anchor-type="as-char" svg:width="5.0425in" svg:height="0.8165in" draw:z-index="1"><draw:image xlink:href="Pictures/20000071000063A200000F643515407A.svm" xlink:type="simple" xlink:show="embed" xlink:actuate="onLoad"/></draw:frame> <text:s/><draw:frame draw:style-name="fr1" draw:name="graphics9" text:anchor-type="as-char" svg:width="5.0425in" svg:height="0.8165in" draw:z-index="2"><draw:image xlink:href="Pictures/20000021000063A200000F58BBD511C2.svm" xlink:type="simple" xlink:show="embed" xlink:actuate="onLoad"/></draw:frame></text:p>
      <text:p text:style-name="P2"><draw:frame draw:style-name="fr1" draw:name="graphics1" text:anchor-type="as-char" svg:width="10.0417in" svg:height="7.7035in" draw:z-index="4"><draw:image xlink:href="Pictures/2000001E000063A2000035616861C6C0.svm" xlink:type="simple" xlink:show="embed" xlink:actuate="onLoad"/></draw:frame></text:p>
      <text:p text:style-name="P2"><draw:frame draw:style-name="fr2" draw:name="graphics6" text:anchor-type="paragraph" svg:x="0.2791in" svg:y="0in" svg:width="10.0417in" svg:height="7.9866in" draw:z-index="5"><draw:image xlink:href="Pictures/2000009B00004FCC00002D1C74ABE6DF.svm" xlink:type="simple" xlink:show="embed" xlink:actuate="onLoad"/></draw:frame><draw:frame draw:style-name="fr2" draw:name="graphics10" text:anchor-type="paragraph" svg:x="0.2791in" svg:y="0in" svg:width="10.0417in" svg:height="7.9866in" draw:z-index="3"><draw:image xlink:href="Pictures/2000001E000063A20000356128A726E3.svm" xlink:type="simple" xlink:show="embed" xlink:actuate="onLoad"/></draw:frame></text:p>
      <text:p text:style-name="P2"><draw:frame draw:style-name="fr2" draw:name="graphics11" text:anchor-type="paragraph" svg:x="0.2791in" svg:y="0in" svg:width="10.0417in" svg:height="7.9866in" draw:z-index="6"><draw:image xlink:href="Pictures/2000001E000063A20000356128A726E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2in" fo:margin-top="0.2in" fo:margin-bottom="0.2in" fo:margin-left="0.2in" fo:margin-right="0.2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1T11:27:11.26</dc:date>
    <meta:editing-duration>PT33M26S</meta:editing-duration>
    <meta:editing-cycles>9</meta:editing-cycles>
    <meta:generator>LibreOffice/3.5$Windows_x86 LibreOffice_project/e0fbe70-5879838-a0745b0-0cd1158-638b327</meta:generator>
    <meta:print-date>2012-11-11T10:17:22.94</meta:print-date>
    <meta:document-statistic meta:table-count="0" meta:image-count="7" meta:object-count="0" meta:page-count="4" meta:paragraph-count="4" meta:word-count="4" meta:character-count="39" meta:non-whitespace-character-count="30"/>
    <meta:user-defined meta:name="Info 1"/>
    <meta:user-defined meta:name="Info 2"/>
    <meta:user-defined meta:name="Info 3"/>
    <meta:user-defined meta:name="Info 4"/>
  </office:meta>
</office:document-meta>
</file>